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4-12-3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4-01-0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3-01-0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2-01-14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1-01-0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20-01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19-01-0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18-01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17-01-04 21:5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31100453502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